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abbe" officeooo:paragraph-rsid="0016abbe"/>
    </style:style>
    <style:style style:name="P2" style:family="paragraph" style:parent-style-name="Standard">
      <style:text-properties fo:color="#ff3333" officeooo:rsid="0016abbe" officeooo:paragraph-rsid="0016abbe"/>
    </style:style>
    <style:style style:name="P3" style:family="paragraph" style:parent-style-name="Standard">
      <style:text-properties fo:color="#ff3333" officeooo:rsid="0017a33f" officeooo:paragraph-rsid="0019eae3"/>
    </style:style>
    <style:style style:name="P4" style:family="paragraph" style:parent-style-name="Standard">
      <style:text-properties fo:color="#ff3333" officeooo:rsid="0017a33f" officeooo:paragraph-rsid="0017a33f"/>
    </style:style>
    <style:style style:name="P5" style:family="paragraph" style:parent-style-name="Standard">
      <style:text-properties fo:color="#ff3333" officeooo:rsid="0017a33f" officeooo:paragraph-rsid="001845b3"/>
    </style:style>
    <style:style style:name="P6" style:family="paragraph" style:parent-style-name="Standard">
      <style:text-properties fo:color="#ff3333" officeooo:rsid="0019fa83" officeooo:paragraph-rsid="0019fa83"/>
    </style:style>
    <style:style style:name="P7" style:family="paragraph" style:parent-style-name="Standard">
      <style:text-properties fo:color="#ff3333" officeooo:rsid="001bed32" officeooo:paragraph-rsid="001bed32"/>
    </style:style>
    <style:style style:name="P8" style:family="paragraph" style:parent-style-name="Standard">
      <style:text-properties fo:color="#ff3333" officeooo:rsid="00210960" officeooo:paragraph-rsid="00210960"/>
    </style:style>
    <style:style style:name="P9" style:family="paragraph" style:parent-style-name="Standard">
      <style:text-properties fo:color="#ff3333" officeooo:rsid="0016abbe" officeooo:paragraph-rsid="0016abbe" fo:background-color="#ffff00"/>
    </style:style>
    <style:style style:name="P10" style:family="paragraph" style:parent-style-name="Standard">
      <style:text-properties fo:color="#ff3333" officeooo:rsid="001845b3" officeooo:paragraph-rsid="001845b3"/>
    </style:style>
    <style:style style:name="P11" style:family="paragraph" style:parent-style-name="Standard">
      <style:text-properties officeooo:rsid="001bed32" officeooo:paragraph-rsid="001bed32"/>
    </style:style>
    <style:style style:name="P12" style:family="paragraph" style:parent-style-name="Standard">
      <style:text-properties officeooo:rsid="00210960" officeooo:paragraph-rsid="00210960"/>
    </style:style>
    <style:style style:name="P13" style:family="paragraph" style:parent-style-name="Standard">
      <style:text-properties fo:color="#009933" officeooo:rsid="0016abbe" officeooo:paragraph-rsid="0016abbe"/>
    </style:style>
    <style:style style:name="P14" style:family="paragraph" style:parent-style-name="Standard">
      <style:text-properties fo:color="#009933" officeooo:rsid="0016abbe" officeooo:paragraph-rsid="00229588"/>
    </style:style>
    <style:style style:name="P15" style:family="paragraph" style:parent-style-name="Standard">
      <style:text-properties fo:color="#009933" officeooo:rsid="0017a33f" officeooo:paragraph-rsid="0019eae3"/>
    </style:style>
    <style:style style:name="P16" style:family="paragraph" style:parent-style-name="Standard">
      <style:text-properties fo:color="#ff9900" officeooo:rsid="0017a33f" officeooo:paragraph-rsid="0019eae3"/>
    </style:style>
    <style:style style:name="P17" style:family="paragraph" style:parent-style-name="Standard">
      <style:text-properties fo:color="#ff3333" officeooo:rsid="0019fa83" officeooo:paragraph-rsid="0019fa83"/>
    </style:style>
    <style:style style:name="P18" style:family="paragraph" style:parent-style-name="Standard">
      <style:text-properties fo:color="#ff3333" officeooo:rsid="003017a8" officeooo:paragraph-rsid="003017a8"/>
    </style:style>
    <style:style style:name="P19" style:family="paragraph" style:parent-style-name="Standard">
      <style:text-properties fo:color="#007826" officeooo:rsid="0017a33f" officeooo:paragraph-rsid="0017a33f"/>
    </style:style>
    <style:style style:name="T1" style:family="text">
      <style:text-properties officeooo:rsid="001845b3"/>
    </style:style>
    <style:style style:name="T2" style:family="text">
      <style:text-properties officeooo:rsid="0019eae3"/>
    </style:style>
    <style:style style:name="T3" style:family="text">
      <style:text-properties officeooo:rsid="001dcdc7"/>
    </style:style>
    <style:style style:name="T4" style:family="text">
      <style:text-properties officeooo:rsid="00205408"/>
    </style:style>
    <style:style style:name="T5" style:family="text">
      <style:text-properties officeooo:rsid="00229588"/>
    </style:style>
    <style:style style:name="T6" style:family="text">
      <style:text-properties officeooo:rsid="00262e06" fo:background-color="transparent" loext:char-shading-value="0"/>
    </style:style>
    <style:style style:name="T7" style:family="text">
      <style:text-properties officeooo:rsid="002771b1" fo:background-color="transparent" loext:char-shading-value="0"/>
    </style:style>
    <style:style style:name="T8" style:family="text">
      <style:text-properties fo:color="#000000" officeooo:rsid="00229588" fo:background-color="transparent" loext:char-shading-value="0"/>
    </style:style>
    <style:style style:name="T9" style:family="text">
      <style:text-properties fo:color="#000000" officeooo:rsid="00262e06" fo:background-color="transparent" loext:char-shading-value="0"/>
    </style:style>
    <style:style style:name="T10" style:family="text">
      <style:text-properties fo:color="#ff6600" fo:background-color="transparent" loext:char-shading-value="0"/>
    </style:style>
    <style:style style:name="T11" style:family="text">
      <style:text-properties officeooo:rsid="0028d347"/>
    </style:style>
    <style:style style:name="T12" style:family="text">
      <style:text-properties officeooo:rsid="0028e2cb"/>
    </style:style>
    <style:style style:name="T13" style:family="text">
      <style:text-properties officeooo:rsid="0029d833"/>
    </style:style>
    <style:style style:name="T14" style:family="text">
      <style:text-properties fo:color="#ff3333"/>
    </style:style>
    <style:style style:name="T15" style:family="text">
      <style:text-properties fo:color="#ff3333" officeooo:rsid="002a0cd4"/>
    </style:style>
    <style:style style:name="T16" style:family="text">
      <style:text-properties officeooo:rsid="002d67cd"/>
    </style:style>
    <style:style style:name="T17" style:family="text">
      <style:text-properties officeooo:rsid="002e94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-do OpenSARKit</text:p>
      <text:p text:style-name="P1"/>
      <text:p text:style-name="P7">- write manual</text:p>
      <text:p text:style-name="P7">- prepare presentation</text:p>
      <text:p text:style-name="P7">- create a Vbox image</text:p>
      <text:p text:style-name="P7">- establish a<text:span text:style-name="T3">n</text:span> example for courses</text:p>
      <text:p text:style-name="P7">- <text:span text:style-name="T4">implement RSGISLIB</text:span></text:p>
      <text:p text:style-name="P7">- <text:span text:style-name="T12">official FAO repository</text:span></text:p>
      <text:p text:style-name="P11"/>
      <text:p text:style-name="P12">General scripts:</text:p>
      <text:p text:style-name="P2"/>
      <text:p text:style-name="P2">1.) install script:</text:p>
      <text:p text:style-name="P2"/>
      <text:p text:style-name="P9"><text:span text:style-name="T6">→</text:span><text:span text:style-name="T7"> add a script for non-dependent software like OTB, QGIS, PostGreSQL etc. to make GIS <text:s/>workstation out of the machine</text:span></text:p>
      <text:p text:style-name="P2"/>
      <text:p text:style-name="P2">→<text:span text:style-name="T13"> add an update script</text:span></text:p>
      <text:p text:style-name="P2"/>
      <text:p text:style-name="P8">2. ) remote script</text:p>
      <text:p text:style-name="P8"/>
      <text:p text:style-name="P8"><text:tab/>osk_remote</text:p>
      <text:p text:style-name="P8"><text:tab/>→ apart from standard parameters username, pw , ip adress and working folder should be asked and a remote job should be started (ssh -n -f ….)</text:p>
      <text:p text:style-name="P2"/>
      <text:p text:style-name="P3"><text:span text:style-name="T2">2</text:span>.) K&amp;C mosaics</text:p>
      <text:p text:style-name="P3"/>
      <text:p text:style-name="P3">- login/credentials</text:p>
      <text:p text:style-name="P15">- include <text:span text:style-name="T1">option for</text:span> texture measures <text:span text:style-name="T14">→</text:span><text:span text:style-name="T15"> adjust mosaicing like filter</text:span></text:p>
      <text:p text:style-name="P16">- <text:span text:style-name="T16">adjust non filtering option</text:span></text:p>
      <text:p text:style-name="P3"/>
      <text:p text:style-name="P4"><text:span text:style-name="T2">3</text:span>.) Sentinel-1</text:p>
      <text:p text:style-name="P4"/>
      <text:p text:style-name="P19">- <text:span text:style-name="T1">vv/vh GRD workflow</text:span></text:p>
      <text:p text:style-name="P19">- <text:span text:style-name="T17">complex RGB workflow (single and dual pol)</text:span></text:p>
      <text:p text:style-name="P4">- <text:span text:style-name="T1">multi-temporal workflow</text:span></text:p>
      <text:p text:style-name="P4"/>
      <text:p text:style-name="P4">4.) JERS</text:p>
      <text:p text:style-name="P4"/>
      <text:p text:style-name="P4">- <text:span text:style-name="T1">complete workflow</text:span></text:p>
      <text:p text:style-name="P4">- <text:span text:style-name="T1">check if multi-temporal workflwo is feasible</text:span></text:p>
      <text:p text:style-name="P4"/>
      <text:p text:style-name="P5">5.) <text:span text:style-name="T1">ERS/Envisat</text:span></text:p>
      <text:p text:style-name="P5"/>
      <text:p text:style-name="P5">- <text:span text:style-name="T1">complete workflow</text:span></text:p>
      <text:p text:style-name="P5">- <text:span text:style-name="T1">check if multi-temporal workflwo is feasible</text:span></text:p>
      <text:p text:style-name="P5"/>
      <text:p text:style-name="P10">6.) Radarsat/Radarsat-2</text:p>
      <text:p text:style-name="P5"/>
      <text:p text:style-name="P5">- <text:span text:style-name="T1">complete workflow</text:span></text:p>
      <text:p text:style-name="P5">- <text:span text:style-name="T1">check if multi-temporal workflow is feasible</text:span></text:p>
      <text:p text:style-name="P5">- <text:span text:style-name="T1">polarimetric workflow</text:span></text:p>
      <text:p text:style-name="P5"/>
      <text:p text:style-name="P6"><text:soft-page-break/></text:p>
      <text:p text:style-name="P6">8.) add error exits</text:p>
      <text:p text:style-name="P6"/>
      <text:p text:style-name="P18">Manual:</text:p>
      <text:p text:style-name="P18"/>
      <text:p text:style-name="P18">- Hyperlinks fuer die Kapit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4:31:08.183284445</meta:creation-date>
    <dc:date>2016-02-19T11:42:14.919906919</dc:date>
    <meta:editing-duration>PT4H46M55S</meta:editing-duration>
    <meta:editing-cycles>24</meta:editing-cycles>
    <meta:generator>LibreOffice/4.2.8.2$Linux_X86_64 LibreOffice_project/420m0$Build-2</meta:generator>
    <meta:document-statistic meta:table-count="0" meta:image-count="0" meta:object-count="0" meta:page-count="2" meta:paragraph-count="35" meta:word-count="175" meta:character-count="1051" meta:non-whitespace-character-count="908"/>
  </office:meta>
</office:document-meta>
</file>